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3b094" officeooo:paragraph-rsid="0003b09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3067" officeooo:paragraph-rsid="0009306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93067" officeooo:paragraph-rsid="00093067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bold" officeooo:rsid="0003b094" officeooo:paragraph-rsid="0003b094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bold" officeooo:rsid="0003b094" officeooo:paragraph-rsid="00093067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bold" officeooo:rsid="00093067" officeooo:paragraph-rsid="0009306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93067" officeooo:paragraph-rsid="00093067" style:font-size-asian="12.25pt" style:font-weight-asian="bold" style:font-size-complex="14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normal" officeooo:rsid="0003b094" officeooo:paragraph-rsid="0003b094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4pt" fo:font-weight="normal" officeooo:rsid="0003b094" officeooo:paragraph-rsid="0003b094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4pt" fo:font-weight="normal" officeooo:rsid="0003b094" officeooo:paragraph-rsid="0003b09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3b094" officeooo:paragraph-rsid="0003b09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3b094" officeooo:paragraph-rsid="000db3c6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officeooo:rsid="00075a1f" officeooo:paragraph-rsid="00075a1f" style:font-size-asian="12.25pt" style:font-weight-asian="normal" style:font-size-complex="14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4pt" fo:font-weight="normal" officeooo:rsid="00093067" officeooo:paragraph-rsid="0009306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93067" officeooo:paragraph-rsid="00093067" style:font-size-asian="12.25pt" style:font-weight-asian="normal" style:font-size-complex="14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4pt" fo:font-weight="normal" officeooo:rsid="000abb5c" officeooo:paragraph-rsid="000abb5c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normal" officeooo:rsid="000cb6f2" officeooo:paragraph-rsid="000cb6f2" style:font-size-asian="12.25pt" style:font-weight-asian="normal" style:font-size-complex="14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4pt" fo:font-weight="normal" officeooo:rsid="000db3c6" officeooo:paragraph-rsid="000db3c6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93067" officeooo:paragraph-rsid="0009306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abb5c" style:font-size-asian="12.25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b3c6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91in" fo:text-indent="-0.25in" fo:margin-left="0.62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91in" fo:text-indent="-0.25in" fo:margin-left="0.87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91in" fo:text-indent="-0.25in" fo:margin-left="1.12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91in" fo:text-indent="-0.25in" fo:margin-left="1.37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91in" fo:text-indent="-0.25in" fo:margin-left="1.62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91in" fo:text-indent="-0.25in" fo:margin-left="1.87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91in" fo:text-indent="-0.25in" fo:margin-left="2.12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91in" fo:text-indent="-0.25in" fo:margin-left="2.37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91in" fo:text-indent="-0.25in" fo:margin-left="2.62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91in" fo:text-indent="-0.25in" fo:margin-left="2.8791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91in" fo:text-indent="-0.25in" fo:margin-left="0.62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91in" fo:text-indent="-0.25in" fo:margin-left="0.87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91in" fo:text-indent="-0.25in" fo:margin-left="1.12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91in" fo:text-indent="-0.25in" fo:margin-left="1.37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91in" fo:text-indent="-0.25in" fo:margin-left="1.62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91in" fo:text-indent="-0.25in" fo:margin-left="1.87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91in" fo:text-indent="-0.25in" fo:margin-left="2.12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91in" fo:text-indent="-0.25in" fo:margin-left="2.37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91in" fo:text-indent="-0.25in" fo:margin-left="2.62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91in" fo:text-indent="-0.25in" fo:margin-left="2.8791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91in" fo:text-indent="-0.25in" fo:margin-left="0.62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91in" fo:text-indent="-0.25in" fo:margin-left="0.87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91in" fo:text-indent="-0.25in" fo:margin-left="1.12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91in" fo:text-indent="-0.25in" fo:margin-left="1.37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91in" fo:text-indent="-0.25in" fo:margin-left="1.62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91in" fo:text-indent="-0.25in" fo:margin-left="1.87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91in" fo:text-indent="-0.25in" fo:margin-left="2.12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91in" fo:text-indent="-0.25in" fo:margin-left="2.37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91in" fo:text-indent="-0.25in" fo:margin-left="2.62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91in" fo:text-indent="-0.25in" fo:margin-left="2.8791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91in" fo:text-indent="-0.25in" fo:margin-left="0.62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91in" fo:text-indent="-0.25in" fo:margin-left="0.87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91in" fo:text-indent="-0.25in" fo:margin-left="1.12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91in" fo:text-indent="-0.25in" fo:margin-left="1.37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91in" fo:text-indent="-0.25in" fo:margin-left="1.62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91in" fo:text-indent="-0.25in" fo:margin-left="1.87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91in" fo:text-indent="-0.25in" fo:margin-left="2.12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91in" fo:text-indent="-0.25in" fo:margin-left="2.37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91in" fo:text-indent="-0.25in" fo:margin-left="2.62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91in" fo:text-indent="-0.25in" fo:margin-left="2.8791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s and Careers in Data science</text:p>
      <text:list xml:id="list2596897751" text:style-name="L1">
        <text:list-item>
          <text:p text:style-name="P4">Overview</text:p>
        </text:list-item>
      </text:list>
      <text:list text:style-name="L2">
        <text:list-item>
          <text:p text:style-name="P8">How Should Companies Get Started in Data Science?</text:p>
        </text:list-item>
      </text:list>
      <text:list text:style-name="L3">
        <text:list-item>
          <text:p text:style-name="P9">Old problems with New Data Science Solutions</text:p>
        </text:list-item>
        <text:list-item>
          <text:p text:style-name="P9">Applications of Data Science</text:p>
        </text:list-item>
        <text:list-item>
          <text:p text:style-name="P9">How Data Science is saving lives</text:p>
        </text:list-item>
        <text:list-item>
          <text:p text:style-name="P9">The Final Deliverable</text:p>
        </text:list-item>
        <text:list-item>
          <text:p text:style-name="P9">Summary</text:p>
        </text:list-item>
        <text:list-item>
          <text:p text:style-name="P9">Glossary</text:p>
        </text:list-item>
      </text:list>
      <text:list xml:id="list133824866018038" text:continue-list="list2596897751" text:style-name="L1">
        <text:list-item>
          <text:p text:style-name="P4">How Should Companies Get Started in Data Science?</text:p>
        </text:list-item>
      </text:list>
      <text:list text:style-name="L4">
        <text:list-item>
          <text:p text:style-name="P10">Start collection information and capturing data. (costs,revenue,…)</text:p>
        </text:list-item>
        <text:list-item>
          <text:p text:style-name="P10">Archive data, do not overwrite your old data.</text:p>
        </text:list-item>
        <text:list-item>
          <text:p text:style-name="P10">Data Science is only going to be useful if there is data.</text:p>
        </text:list-item>
        <text:list-item>
          <text:p text:style-name="P10">Once data is collected, a team of data scientists with different skillsets is needed, not just one data scientist.<text:span text:style-name="T1"/></text:p>
        </text:list-item>
      </text:list>
      <text:list xml:id="list133824692131792" text:continue-list="list133824866018038" text:style-name="L1">
        <text:list-item>
          <text:p text:style-name="P4">Old problems with New Data Science Solutions</text:p>
          <text:p text:style-name="P4"/>
        </text:list-item>
        <text:list-item>
          <text:p text:style-name="P4">Applications of Data Science</text:p>
        </text:list-item>
        <text:list-item>
          <text:p text:style-name="P4"/>
        </text:list-item>
        <text:list-item>
          <text:p text:style-name="P4">How Data Science is saving lives</text:p>
        </text:list-item>
      </text:list>
      <text:p text:style-name="P11"/>
      <text:p text:style-name="P11"><text:tab/><text:span text:style-name="T6">Data science technique:</text:span></text:p>
      <text:list text:style-name="L6">
        <text:list-item>
          <text:p text:style-name="P18">Provides targeted information to help healthcare professionals give the best treatments to patients</text:p>
        </text:list-item>
        <text:list-item>
          <text:p text:style-name="P18">Helps predict natural disasters so that people can prepare early.</text:p>
        </text:list-item>
        <text:list-item>
          <text:p text:style-name="P18">…</text:p>
        </text:list-item>
      </text:list>
      <text:p text:style-name="P12"><text:span text:style-name="T6"><text:tab/>In health care:</text:span></text:p>
      <text:list text:continue-numbering="true" text:style-name="L6">
        <text:list-item>
          <text:p text:style-name="P18">Data scientists use predictive analytics developed from data mining, data modeling, statistics, machine learning to find the best options for patients</text:p>
        </text:list-item>
        <text:list-item>
          <text:p text:style-name="P18">This type of predictive analytics examines all known factors for a disease (gene markers, associated conditions, environmental factors)</text:p>
        </text:list-item>
        <text:list-item>
          <text:p text:style-name="P18">And then recommend appropriate tests, suitable trials and any suggested treatments</text:p>
        </text:list-item>
        <text:list-item>
          <text:p text:style-name="P18">Every individual physician has their own store of knowledge gained from their studies, interests, and experiences.</text:p>
        </text:list-item>
        <text:list-item>
          <text:p text:style-name="P18">Data science systems that use predictive analytics ensure that all physicians can also access the latest information about the disease, tests, and treatment plans tailored to their specific patient. =&gt; All physician has access to the same knowledge, and the best options can be consistently offered, improving patient outcomes.</text:p>
        </text:list-item>
      </text:list>
      <text:list xml:id="list133824616149072" text:continue-list="list133824692131792" text:style-name="L1">
        <text:list-item>
          <text:p text:style-name="P4">The Final Deliverable</text:p>
          <text:p text:style-name="P13"><text:a xlink:type="simple" xlink:href="https://author-ide.skills.network/render?token=eyJhbGciOiJIUzI1NiIsInR5cCI6IkpXVCJ9.eyJtZF9pbnN0cnVjdGlvbnNfdXJsIjoiaHR0cHM6Ly9jZi1jb3Vyc2VzLWRhdGEuczMudXMuY2xvdWQtb2JqZWN0LXN0b3JhZ2UuYXBwZG9tYWluLmNsb3VkL0lCTURldmVsb3BlclNraWxsc05ldHdvcmstRFMwMTAxRU4tU2tpbGxzTmV0d29yay9sYWJzL01vZHVsZSUyMDMvUmVhZGluZ19UaGVfRmluYWxfRGVsaXZlcmFibGUubWQiLCJ0b29sX3R5cGUiOiJpbnN0cnVjdGlvbmFsLWxhYiIsImFkbWluIjpmYWxzZSwiaWF0IjoxNzExNjM4NjM1fQ.jh-bwpllNvhHncOM5HrKLfm1I8sR5I8oZw6Kg4WuJHY" text:style-name="Internet_20_link" text:visited-style-name="Visited_20_Internet_20_Link">Link</text:a></text:p>
        </text:list-item>
        <text:list-item>
          <text:p text:style-name="P5">Summary</text:p>
          <text:p text:style-name="P6">How organizations use data science:</text:p>
        </text:list-item>
      </text:list>
      <text:list text:style-name="L5">
        <text:list-item>
          <text:p text:style-name="P14">Drive business goals</text:p>
        </text:list-item>
        <text:list-item>
          <text:p text:style-name="P14"><text:soft-page-break/>Improve efficiency</text:p>
        </text:list-item>
        <text:list-item>
          <text:p text:style-name="P14">Make predictions</text:p>
        </text:list-item>
        <text:list-item>
          <text:p text:style-name="P14">Save lives</text:p>
        </text:list-item>
      </text:list>
      <text:p text:style-name="P2"><text:tab/><text:span text:style-name="T5">Why data science?</text:span></text:p>
      <text:list text:continue-numbering="true" text:style-name="L5">
        <text:list-item>
          <text:p text:style-name="P14">Discover optimal solutions</text:p>
        </text:list-item>
        <text:list-item>
          <text:p text:style-name="P14">Establish a clear understanding of the problem</text:p>
        </text:list-item>
      </text:list>
      <text:p text:style-name="P2"><text:tab/><text:span text:style-name="T5">Measurement</text:span></text:p>
      <text:list text:continue-numbering="true" text:style-name="L5">
        <text:list-item>
          <text:p text:style-name="P14">Measurement is the first step</text:p>
        </text:list-item>
        <text:list-item>
          <text:p text:style-name="P14">Determine how to capture and gather the data you need</text:p>
        </text:list-item>
        <text:list-item>
          <text:p text:style-name="P14">Don’t overwrite old data.</text:p>
        </text:list-item>
      </text:list>
      <text:p text:style-name="P2"><text:tab/><text:span text:style-name="T5">Data Strategy</text:span></text:p>
      <text:list text:continue-numbering="true" text:style-name="L5">
        <text:list-item>
          <text:p text:style-name="P14">Clean</text:p>
        </text:list-item>
        <text:list-item>
          <text:p text:style-name="P14">Identify tools</text:p>
        </text:list-item>
        <text:list-item>
          <text:p text:style-name="P14">Consider case studies</text:p>
        </text:list-item>
        <text:list-item>
          <text:p text:style-name="P14">Develop models</text:p>
        </text:list-item>
      </text:list>
      <text:p text:style-name="P7"><text:tab/>Recommendation engines</text:p>
      <text:list text:continue-numbering="true" text:style-name="L5">
        <text:list-item>
          <text:p text:style-name="P14">Leveraging data to reveal patterns</text:p>
        </text:list-item>
        <text:list-item>
          <text:p text:style-name="P14">Making recommendations related to searches and preferences</text:p>
        </text:list-item>
      </text:list>
      <text:p text:style-name="P3"><text:span text:style-name="T2"/></text:p>
      <text:p text:style-name="P19"><text:span text:style-name="T3"><text:tab/>Informing business decisions</text:span></text:p>
      <text:list text:continue-numbering="true" text:style-name="L5">
        <text:list-item>
          <text:p text:style-name="P14">Create efficient routes from their drivers</text:p>
        </text:list-item>
        <text:list-item>
          <text:p text:style-name="P14">Place drivers in the right place at the right time for the right price</text:p>
        </text:list-item>
      </text:list>
      <text:p text:style-name="P7"><text:tab/>Competitive advantages</text:p>
      <text:list text:continue-numbering="true" text:style-name="L5">
        <text:list-item>
          <text:p text:style-name="P14">Correctly analyze massive amounts of data</text:p>
        </text:list-item>
        <text:list-item>
          <text:p text:style-name="P14">Confidently predict customer behavior</text:p>
        </text:list-item>
      </text:list>
      <text:p text:style-name="P7"><text:tab/>Saving lives in healthcare</text:p>
      <text:list text:continue-numbering="true" text:style-name="L5">
        <text:list-item>
          <text:p text:style-name="P14">Predictive analytics can help find the best options for patients</text:p>
        </text:list-item>
        <text:list-item>
          <text:p text:style-name="P14">Examine disease factors such as:</text:p>
          <text:list>
            <text:list-item>
              <text:p text:style-name="P14">Gene markers</text:p>
            </text:list-item>
            <text:list-item>
              <text:p text:style-name="P14">Conditions</text:p>
            </text:list-item>
            <text:list-item>
              <text:p text:style-name="P14">Environmental factors</text:p>
            </text:list-item>
          </text:list>
        </text:list-item>
        <text:list-item>
          <text:p text:style-name="P14">Help physicians to:</text:p>
          <text:list>
            <text:list-item>
              <text:p text:style-name="P14">Recommend tests</text:p>
            </text:list-item>
            <text:list-item>
              <text:p text:style-name="P14">Find suitable trials</text:p>
            </text:list-item>
            <text:list-item>
              <text:p text:style-name="P14">Suggest treatments</text:p>
            </text:list-item>
          </text:list>
        </text:list-item>
      </text:list>
      <text:p text:style-name="P2"><text:tab/><text:span text:style-name="T5">Predict natural disasters</text:span></text:p>
      <text:list text:continue-numbering="true" text:style-name="L5">
        <text:list-item>
          <text:p text:style-name="P14">Inform our understanding of:</text:p>
          <text:list>
            <text:list-item>
              <text:p text:style-name="P14">Earthquakes</text:p>
            </text:list-item>
            <text:list-item>
              <text:p text:style-name="P14">Hurricanes</text:p>
            </text:list-item>
            <text:list-item>
              <text:p text:style-name="P14">Tornados</text:p>
            </text:list-item>
            <text:list-item>
              <text:p text:style-name="P14">Floods</text:p>
            </text:list-item>
            <text:list-item>
              <text:p text:style-name="P14">Volcanic eruptions</text:p>
            </text:list-item>
          </text:list>
        </text:list-item>
      </text:list>
      <text:p text:style-name="P19"><text:span text:style-name="T3"><text:tab/>Final deliv</text:span><text:span text:style-name="T4">erable</text:span></text:p>
      <text:list text:continue-numbering="true" text:style-name="L5">
        <text:list-item>
          <text:p text:style-name="P16">Explain conclusions</text:p>
        </text:list-item>
        <text:list-item>
          <text:p text:style-name="P16">Often in the form of a research paper or report</text:p>
        </text:list-item>
        <text:list-item>
          <text:p text:style-name="P16"><text:soft-page-break/>Establish your narratives:</text:p>
          <text:list>
            <text:list-item>
              <text:p text:style-name="P16">Powerful</text:p>
            </text:list-item>
            <text:list-item>
              <text:p text:style-name="P16">Convincing</text:p>
            </text:list-item>
            <text:list-item>
              <text:p text:style-name="P16">Evidence-based</text:p>
            </text:list-item>
          </text:list>
        </text:list-item>
      </text:list>
      <text:p text:style-name="P3"><text:span text:style-name="T2"/></text:p>
      <text:list text:continue-list="list133824616149072" text:style-name="L1">
        <text:list-item>
          <text:p text:style-name="P4">Glossary</text:p>
          <text:p text:style-name="P17"><text:a xlink:type="simple" xlink:href="https://author-ide.skills.network/render?token=eyJhbGciOiJIUzI1NiIsInR5cCI6IkpXVCJ9.eyJtZF9pbnN0cnVjdGlvbnNfdXJsIjoiaHR0cHM6Ly9jZi1jb3Vyc2VzLWRhdGEuczMudXMuY2xvdWQtb2JqZWN0LXN0b3JhZ2UuYXBwZG9tYWluLmNsb3VkL0lCTVNraWxsc05ldHdvcmstRFMwMTAxRU4tQ291cnNlcmEvbGFicy8yMDA0NTcuMTE5X0wxTTNfTGVzc29uX0dsb3NzYXJ5X0RhdGFfU2NpZW5jZV9Eb21haW5fQXBwbGljYS5tZCIsInRvb2xfdHlwZSI6Imluc3RydWN0aW9uYWwtbGFiIiwiYWRtaW4iOmZhbHNlLCJpYXQiOjE3MTE1NjI2NjB9.PEz_b9qG1daptSxj3ZzfVBlA6RmZeRwKOxN8YWNEcSM" text:style-name="Internet_20_link" text:visited-style-name="Visited_20_Internet_20_Link">Link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21:00:16.245739042</meta:creation-date>
    <dc:date>2024-06-16T13:38:23.781912453</dc:date>
    <meta:editing-duration>PT36M23S</meta:editing-duration>
    <meta:editing-cycles>4</meta:editing-cycles>
    <meta:generator>LibreOffice/24.2.4.2$Linux_X86_64 LibreOffice_project/d29029bfb700ea4a272da1366c5f5e7c14e351b5</meta:generator>
    <meta:document-statistic meta:table-count="0" meta:image-count="0" meta:object-count="0" meta:page-count="3" meta:paragraph-count="83" meta:word-count="501" meta:character-count="3037" meta:non-whitespace-character-count="2675"/>
  </office:meta>
</office:document-meta>
</file>